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0.9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Signal Power</text:p>
          </table:table-cell>
          <table:table-cell office:value-type="string" calcext:value-type="string">
            <text:p>Decodability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62" calcext:value-type="float">
            <text:p>-6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62" calcext:value-type="float">
            <text:p>-6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62" calcext:value-type="float">
            <text:p>-6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61" calcext:value-type="float">
            <text:p>-6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59" calcext:value-type="float">
            <text:p>-5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56" calcext:value-type="float">
            <text:p>-5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42" calcext:value-type="float">
            <text:p>-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38.5" calcext:value-type="float">
            <text:p>-3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36" calcext:value-type="float">
            <text:p>-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34.5" calcext:value-type="float">
            <text:p>-3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33.5" calcext:value-type="float">
            <text:p>-3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32.5" calcext:value-type="float">
            <text:p>-3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31.5" calcext:value-type="float">
            <text:p>-3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31" calcext:value-type="float">
            <text:p>-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29.5" calcext:value-type="float">
            <text:p>-2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29" calcext:value-type="float">
            <text:p>-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9" calcext:value-type="float">
            <text:p>-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9.5" calcext:value-type="float">
            <text:p>-2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30.5" calcext:value-type="float">
            <text:p>-3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31" calcext:value-type="float">
            <text:p>-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34.5" calcext:value-type="float">
            <text:p>-3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36" calcext:value-type="float">
            <text:p>-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42" calcext:value-type="float">
            <text:p>-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56" calcext:value-type="float">
            <text:p>-5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58" calcext:value-type="float">
            <text:p>-5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61" calcext:value-type="float">
            <text:p>-6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62" calcext:value-type="float">
            <text:p>-6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62" calcext:value-type="float">
            <text:p>-6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62" calcext:value-type="float">
            <text:p>-62</text:p>
          </table:table-cell>
          <table:table-cell office:value-type="string" calcext:value-type="string">
            <text:p>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5T18:59:03.485260613</meta:creation-date>
    <meta:generator>LibreOffice/7.3.7.2$Linux_X86_64 LibreOffice_project/30$Build-2</meta:generator>
    <dc:date>2024-07-10T10:59:23.989792470</dc:date>
    <meta:editing-duration>PT10M22S</meta:editing-duration>
    <meta:editing-cycles>2</meta:editing-cycles>
    <meta:document-statistic meta:table-count="1" meta:cell-count="138" meta:object-count="0"/>
  </office:meta>
</office:document-meta>
</file>